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D9000002870E1D54B6F8DBA91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465cm" svg:height="12.838cm" svg:x="3.453cm" svg:y="8.54cm">
          <draw:image xlink:href="Pictures/10000201000002D9000002870E1D54B6F8DBA9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59:15.152515959</meta:creation-date>
    <dc:date>2018-03-06T11:59:42.523007612</dc:date>
    <meta:editing-duration>PT27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